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企业资信与财务指标分析系统开发计划</text:p>
      <text:p text:style-name="Standard"/>
      <text:p text:style-name="Standard"/>
      <text:p text:style-name="Standard">本项目主要涉及三部分内容， 1）企业财务报表资料的收集 <text:s/>2）企业资信评估指标的设立，3）计算,　包括财务指标的计算与企业资信评分的计算。</text:p>
      <text:p text:style-name="Standard"/>
      <text:p text:style-name="Standard">具体说明如下：</text:p>
      <text:p text:style-name="Standard"/>
      <text:p text:style-name="Standard">１. 开发计划分三个里程碑：</text:p>
      <text:list xml:id="list12047687481" text:style-name="L1">
        <text:list-item>
          <text:list>
            <text:list-item>
              <text:p text:style-name="P2">企业财务报表的录入， 此部分尚未涉及到具体的计算业务逻辑，可先行处理。</text:p>
            </text:list-item>
            <text:list-item>
              <text:p text:style-name="P2">财务分析指标的分析与计算，</text:p>
            </text:list-item>
            <text:list-item>
              <text:p text:style-name="P2">企业资信评估指标的设立与财务分析指标的设立。建议在第一个里程碑结束前，确定好此阶段的具体需求。</text:p>
            </text:list-item>
          </text:list>
        </text:list-item>
      </text:list>
      <text:p text:style-name="Standard"/>
      <text:p text:style-name="Standard">2. 分析，设计工作与开发工作分离，第一阶段的分析与设计工作结束后，有三条线同时进行：</text:p>
      <text:list xml:id="list682691892" text:style-name="L2">
        <text:list-item>
          <text:list>
            <text:list-item>
              <text:p text:style-name="P3">编码人员实现项目功能</text:p>
            </text:list-item>
            <text:list-item>
              <text:p text:style-name="P3">测试人员根据设计文档，编写测试用例及测试规范等材料</text:p>
            </text:list-item>
            <text:list-item>
              <text:p text:style-name="P3">分析与设计人员准备下一阶段的工作内容。</text:p>
            </text:list-item>
          </text:list>
        </text:list-item>
      </text:list>
      <text:p text:style-name="Standard"/>
      <text:list xml:id="list604127802" text:style-name="L3">
        <text:list-item>
          <text:p text:style-name="P4">UI</text:p>
          <text:p text:style-name="P4">在计划中，建议UI的设计与功能开发分开，程序人员完成系统功能后，交于UI进行界面处理，程序人员可协助UI进行部分调整，特别问题除外。附件计划中未包括UI的设计任务。</text:p>
        </text:list-item>
      </text:list>
      <text:p text:style-name="Standard"/>
      <text:p text:style-name="Standard">４. 附件计划中对于编码阶段的可用资源未作定义，需讨论后进一步调整。</text:p>
      <text:list xml:id="list642184974" text:continue-numbering="true" text:style-name="L3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ne_20_numbering" style:display-name="Line numbering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Ju</meta:initial-creator>
    <meta:creation-date>2012-09-10T09:25:34</meta:creation-date>
    <dc:date>2012-09-10T13:21:19</dc:date>
    <dc:creator>Tony Ju</dc:creator>
    <meta:editing-duration>PT1M17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14" meta:word-count="166" meta:character-count="280" meta:non-whitespace-character-count="430"/>
  </office:meta>
</office:document-meta>
</file>